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2a5" officeooo:paragraph-rsid="001a32a5"/>
    </style:style>
    <style:style style:name="P2" style:family="paragraph" style:parent-style-name="Standard">
      <style:text-properties officeooo:rsid="001a32a5" officeooo:paragraph-rsid="001c2483"/>
    </style:style>
    <style:style style:name="P3" style:family="paragraph" style:parent-style-name="Standard">
      <style:text-properties officeooo:rsid="001a32a5" officeooo:paragraph-rsid="001a32a5"/>
    </style:style>
    <style:style style:name="P4" style:family="paragraph" style:parent-style-name="Standard">
      <style:text-properties officeooo:rsid="001a32a5" officeooo:paragraph-rsid="001c8f00"/>
    </style:style>
    <style:style style:name="P5" style:family="paragraph" style:parent-style-name="Standard">
      <style:text-properties officeooo:rsid="001a32a5" officeooo:paragraph-rsid="001c2483"/>
    </style:style>
    <style:style style:name="P6" style:family="paragraph" style:parent-style-name="Standard">
      <style:text-properties officeooo:rsid="001c2483" officeooo:paragraph-rsid="001c8f00"/>
    </style:style>
    <style:style style:name="P7" style:family="paragraph" style:parent-style-name="Standard">
      <style:text-properties officeooo:rsid="001c8f00" officeooo:paragraph-rsid="001c8f00"/>
    </style:style>
    <style:style style:name="T1" style:family="text">
      <style:text-properties officeooo:rsid="001c2483"/>
    </style:style>
    <style:style style:name="T2" style:family="text">
      <style:text-properties officeooo:rsid="001c8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usuario no registrado quiero ver ayuda acerca del sistema</text:p>
      <text:p text:style-name="P1">Como usuario no registrado quiero registrarme</text:p>
      <text:p text:style-name="P1"/>
      <text:p text:style-name="P1">Como usuario registrado quiero iniciar sesión</text:p>
      <text:p text:style-name="P2">Como usuario registrado quiero cerrar sesión</text:p>
      <text:p text:style-name="P6">Como usuario registrado quiero cambiar mi contraseña </text:p>
      <text:p text:style-name="P6">Como usuario registrado quiero recuperar mi contraseña</text:p>
      <text:p text:style-name="P6">Como usuario registrado quiero <text:span text:style-name="T2">modificar mis datos personales</text:span></text:p>
      <text:p text:style-name="P1"/>
      <text:p text:style-name="P1">Como usuario registrado quiero agregar una publicación</text:p>
      <text:p text:style-name="P4">Como usuario registrado quiero editar una publicación</text:p>
      <text:p text:style-name="P4">Como usuario registrado quiero dar de baja una publicación</text:p>
      <text:p text:style-name="P4">Como usuario registrado quiero <text:span text:style-name="T2">listar mis publicaciones</text:span></text:p>
      <text:p text:style-name="P4"/>
      <text:p text:style-name="P4">Como usuario registrado quiero ver un listado de publicaciones</text:p>
      <text:p text:style-name="P4">Como usuario registrado quiero <text:span text:style-name="T2">buscar </text:span>publicaciones <text:span text:style-name="T2">por filtros</text:span></text:p>
      <text:p text:style-name="P4">Como usuario registrado quiero ver un<text:span text:style-name="T1">a publicación específica</text:span></text:p>
      <text:p text:style-name="P1"/>
      <text:p text:style-name="P1">Como usuario registrado quiero convertirme en premium pagando con tarjeta de crédito</text:p>
      <text:p text:style-name="P1"/>
      <text:p text:style-name="P1">Como usuario registrado quiero reservar una publicación</text:p>
      <text:p text:style-name="P1">Como usuario registrado quiero aceptar una reserva en mi publicacion.</text:p>
      <text:p text:style-name="P1"/>
      <text:p text:style-name="P1">Como usuario registrado quiero preguntar en una publicación</text:p>
      <text:p text:style-name="P1">Como usuario registrado quiero ver un listado con las preguntas realizadas en mis publicaciones para contestarlas</text:p>
      <text:p text:style-name="P2">Como usuario registrado quiero contestar una pregunta realizada en mi publicación.</text:p>
      <text:p text:style-name="P2"/>
      <text:p text:style-name="P7">Como usuario registrado quiero valorar a otro usuario</text:p>
      <text:p text:style-name="P1"/>
      <text:p text:style-name="P1">Como administrador quiero agregar una categoría</text:p>
      <text:p text:style-name="P1">Como administrador quiero borrar una categoría</text:p>
      <text:p text:style-name="P1">Como administrador quiero ver lo recaudado en un lapso de tiemp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2:30.713896677</meta:creation-date>
    <dc:date>2016-04-05T16:54:25.572590060</dc:date>
    <meta:editing-duration>PT51M3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200" meta:character-count="1442" meta:non-whitespace-character-count="1265"/>
  </office:meta>
</office:document-meta>
</file>